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26900000099540E11B5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Narrow" svg:font-family="ArialNarrow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Addressee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Standard">
      <style:text-properties fo:font-size="2pt" style:font-size-asian="1.75pt" style:font-size-complex="2pt"/>
    </style:style>
    <style:style style:name="P10" style:family="paragraph" style:parent-style-name="Standard">
      <style:text-properties style:use-window-font-color="true" fo:font-size="11pt" style:font-size-asian="11pt" style:font-size-complex="11pt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text-properties fo:color="#ff3333" fo:font-size="10pt" style:font-size-asian="10pt" style:font-size-complex="10pt"/>
    </style:style>
    <style:style style:name="P13" style:family="paragraph" style:parent-style-name="Text_20_body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style:font-size-asian="8pt" style:font-style-asian="normal" style:font-size-complex="8pt" style:font-style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16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  <style:text-properties fo:font-weight="bold" style:font-weight-asian="bold" style:font-weight-complex="bold"/>
    </style:style>
    <style:style style:name="P17" style:family="paragraph" style:parent-style-name="Addressee">
      <style:paragraph-properties loext:contextual-spacing="false" fo:margin-left="1.499cm" fo:margin-right="0cm" fo:margin-top="0cm" fo:margin-bottom="0.106cm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18" style:family="paragraph" style:parent-style-name="Addressee" style:master-page-name="">
      <style:paragraph-properties loext:contextual-spacing="false" fo:margin-left="1.499cm" fo:margin-right="0cm" fo:margin-top="0cm" fo:margin-bottom="0.106cm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19" style:family="paragraph" style:parent-style-name="Standard" style:master-page-name="">
      <style:paragraph-properties fo:margin-left="3.3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20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1" style:family="paragraph" style:parent-style-name="Text_20_body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53535" style:font-name="ArialNarrow" fo:font-size="10pt" fo:font-style="normal" fo:font-weight="bold" style:font-size-asian="10pt" style:font-style-asian="normal" style:font-size-complex="10pt" style:font-style-complex="normal"/>
    </style:style>
    <style:style style:name="P22" style:family="paragraph" style:parent-style-name="Text_20_body">
      <style:text-properties fo:color="#353535" style:font-name="ArialNarrow" fo:font-size="9pt"/>
    </style:style>
    <style:style style:name="P23" style:family="paragraph" style:parent-style-name="Table_20_Contents" style:list-style-name="L4"/>
    <style:style style:name="P24" style:family="paragraph" style:parent-style-name="Table_20_Contents">
      <style:text-properties fo:background-color="#e5e5e5"/>
    </style:style>
    <style:style style:name="P2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53535" style:font-name="ArialNarrow" fo:font-size="10pt" fo:font-style="normal" fo:font-weight="bold" fo:background-color="#e5e5e5" style:font-size-asian="9pt" style:font-style-asian="normal" style:font-size-complex="9pt" style:font-style-complex="normal"/>
    </style:style>
    <style:style style:name="P26" style:family="paragraph" style:parent-style-name="Standard" style:list-style-name="L1"/>
    <style:style style:name="P27" style:family="paragraph" style:parent-style-name="Standard" style:list-style-name="L2"/>
    <style:style style:name="P28" style:family="paragraph" style:parent-style-name="Standard" style:list-style-name="L3"/>
    <style:style style:name="P29" style:family="paragraph" style:parent-style-name="Standard" style:list-style-name="L4"/>
    <style:style style:name="P3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color="#353535" style:font-name="ArialNarrow" fo:font-size="10pt" fo:font-weight="bold"/>
    </style:style>
    <style:style style:name="T2" style:family="text">
      <style:text-properties fo:color="#353535" style:font-name="ArialNarrow" fo:font-size="10pt" fo:font-weight="bold" style:font-size-asian="9pt" style:font-weight-asian="normal" style:font-size-complex="9pt" style:font-weight-complex="normal"/>
    </style:style>
    <style:style style:name="T3" style:family="text">
      <style:text-properties fo:color="#353535" style:font-name="ArialNarrow" fo:font-size="9pt"/>
    </style:style>
    <style:style style:name="T4" style:family="text">
      <style:text-properties fo:color="#353535" style:font-name="ArialNarrow"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checkbox form:name="Case à cocher 1" form:control-implementation="ooo:com.sun.star.form.component.CheckBox" xml:id="control1" form:id="control1" form:label="Case à cocher" form:tab-index="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1">Fait à <text:user-defined style:data-style-name="N0" text:name="PV - Lieu">Villeneuve D'Ascq</text:user-defined>, le <text:user-defined style:data-style-name="N76" text:name="Date Livraison">10 octobre 2019</text:user-defined></text:p>
      <text:p text:style-name="P12"/>
      <text:p text:style-name="Standard"/>
      <text:p text:style-name="P16">Objet : <text:user-defined style:data-style-name="N0" text:name="Projet - Libellé">Système informatique pour pizzeria</text:user-defined> 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1784066236104393071" text:style-name="L1">
              <text:list-item>
                <text:p text:style-name="P26">application web</text:p>
              </text:list-item>
            </text:list>
            <text:p text:style-name="Standard"/>
          </table:table-cell>
          <table:table-cell table:style-name="Tableau1.A2" office:value-type="string">
            <text:p text:style-name="Standard"><text:a xlink:type="simple" xlink:href="https://github.com/Alphakiwi/projet_7" text:style-name="Internet_20_link" text:visited-style-name="Visited_20_Internet_20_Link"/></text:p>
            <text:p text:style-name="Standard"><text:a xlink:type="simple" xlink:href="https://github.com/Alphakiwi/SystemePizza" text:style-name="Internet_20_link" text:visited-style-name="Visited_20_Internet_20_Link">https://github.com/Alphakiwi/OCPizza</text:a></text:p>
            <text:p text:style-name="Standard"/>
            <text:p text:style-name="Standard"/>
          </table:table-cell>
          <table:table-cell table:style-name="Tableau1.A2" office:value-type="string">
            <text:p text:style-name="P4"/>
            <text:p text:style-name="P4">1.0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7173910620682038929" text:style-name="L2">
              <text:list-item>
                <text:p text:style-name="P27">Spécifications fonctionnelles</text:p>
              </text:list-item>
              <text:list-item>
                <text:p text:style-name="P27">Spécifications techniques</text:p>
              </text:list-item>
              <text:list-item>
                <text:p text:style-name="P27">Dossier d'exploitation</text:p>
              </text:list-item>
            </text:list>
          </table:table-cell>
          <table:table-cell table:style-name="Tableau1.A2" office:value-type="string">
            <text:p text:style-name="Table_20_Contents"/>
            <text:p text:style-name="Table_20_Contents">SpecificationsFonctionelles.pdf</text:p>
            <text:p text:style-name="Table_20_Contents">SpecificationsTechniques.pdf</text:p>
            <text:p text:style-name="Table_20_Contents">DossierExploitation.pdf</text:p>
          </table:table-cell>
          <table:table-cell table:style-name="Tableau1.A2" office:value-type="string">
            <text:p text:style-name="P4"/>
            <text:p text:style-name="P4">1.0</text:p>
            <text:p text:style-name="P4">1.0</text:p>
            <text:p text:style-name="P4">1.0</text:p>
          </table:table-cell>
        </table:table-row>
      </table:table>
      <text:p text:style-name="P1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7925744982006611079" text:style-name="L3">
              <text:list-header>
                <text:p text:style-name="P28"/>
              </text:list-header>
              <text:list-item>
                <text:p text:style-name="P28">Code source de l'application web version finale.</text:p>
              </text:list-item>
              <text:list-item>
                <text:p text:style-name="P28">Tout les documents utiles au déploiement en ligne et à la conception de l'application.</text:p>
                <text:p text:style-name="P28"/>
              </text:list-item>
            </text:list>
          </table:table-cell>
        </table:table-row>
      </table:table>
      <text:p text:style-name="P1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8329322438175267242" text:style-name="L4">
              <text:list-header>
                <text:p text:style-name="P29"/>
              </text:list-header>
              <text:list-item>
                <text:p text:style-name="P29">Rien à signaler.</text:p>
                <text:p text:style-name="P29"/>
              </text:list-item>
            </text:list>
          </table:table-cell>
        </table:table-row>
      </table:table>
      <text:p text:style-name="P10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list xml:id="list185030136" text:continue-numbering="true" text:style-name="L4">
              <text:list-header>
                <text:p text:style-name="P23"/>
              </text:list-header>
              <text:list-item>
                <text:p text:style-name="P23">Redéployer l’application web.</text:p>
              </text:list-item>
            </text:list>
            <text:p text:style-name="Table_20_Contents"/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10/10/2019</text:user-defined></text:p>
      <text:p text:style-name="Table_20_Contents"/>
      <text:p text:style-name="P24"><text:span text:style-name="T3"/></text:p>
      <text:p text:style-name="Table_20_Contents"/>
      <text:p text:style-name="P20">Date de la réception : _______<text:user-defined style:data-style-name="N36" text:name="Date Livraison">10/10/2019</text:user-defined>_________________</text:p>
      <text:p text:style-name="P5"/>
      <text:p text:style-name="P15">La réception est prononcée :</text:p>
      <text:p text:style-name="P19"><draw:control text:anchor-type="paragraph" draw:z-index="1" draw:style-name="gr1" draw:text-style-name="P30" svg:width="0.331cm" svg:height="0.281cm" svg:x="3.039cm" svg:y="0.044cm" draw:control="control1"/>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text:p text:style-name="Frame_20_contents"><text:tab/>Rien à signaler.</text:p></draw:text-box></draw:frame></text:p>
      <text:p text:style-name="Standard"/>
      <text:p text:style-name="P18">Fait à <text:tab/>Villeneuve D'Ascq<text:tab/><text:tab/>Pour Lola et Franck gérants de <text:user-defined style:data-style-name="N0" text:name="Client">OC Pizza</text:user-defined></text:p>
      <text:p text:style-name="P17">Le <text:tab/><text:span text:style-name="T5"><text:user-defined style:data-style-name="N36" text:name="Date Livraison">10/10/2019</text:user-defined></text:span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Narrow" svg:font-family="ArialNarrow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0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Verdana" fo:font-size="12pt" style:font-name-asian="Verdana" style:font-size-asian="12pt" style:font-name-complex="Verdana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" style:font-size-asian="14pt" style:font-weight-asian="bold" style:font-name-complex="FreeSans" style:font-size-complex="14pt" style:font-weight-complex="bold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  <style:text-properties style:font-name="DejaVu Sans Condensed"/>
    </style:style>
    <style:style style:name="Title" style:family="paragraph" style:parent-style-name="Heading" style:next-style-name="Text_20_body" style:class="chapter">
      <style:paragraph-properties loext:contextual-spacing="false" fo:margin-top="0.42cm" fo:margin-bottom="0.6cm" fo:text-align="center" style:justify-single-word="false" style:writing-mode="page"/>
      <style:text-properties fo:font-variant="small-caps" fo:font-size="22pt" style:font-size-asian="10.5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5" style:family="paragraph" style:parent-style-name="Text_20_body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53535" style:font-name="ArialNarrow" fo:font-size="10pt" fo:font-style="normal" fo:font-weight="bold" style:font-size-asian="10pt" style:font-style-asian="normal" style:font-size-complex="10pt" style:font-style-complex="normal"/>
    </style:style>
    <style:style style:name="MP6" style:family="paragraph" style:parent-style-name="Text_20_body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style:font-size-asian="8pt" style:font-style-asian="normal" style:font-size-complex="8pt" style:font-style-complex="normal"/>
    </style:style>
    <style:style style:name="MP7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53535" style:font-name="ArialNarrow" fo:font-size="10pt" fo:font-style="normal" fo:font-weight="bold" fo:background-color="#e5e5e5" style:font-size-asian="9pt" style:font-style-asian="normal" style:font-size-complex="9pt" style:font-style-complex="normal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9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color="#353535" style:font-name="ArialNarrow" fo:font-size="10pt" fo:font-weight="bold" style:font-size-asian="9pt" style:font-weight-asian="normal" style:font-size-complex="9pt" style:font-weight-complex="normal"/>
    </style:style>
    <style:style style:name="MT2" style:family="text">
      <style:text-properties fo:color="#353535" style:font-name="ArialNarrow" fo:font-size="9pt" fo:font-weight="normal" style:font-size-asian="9pt" style:font-weight-asian="normal" style:font-size-complex="9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2.88cm" svg:y="-0.146cm" svg:width="12.243cm" svg:height="3.036cm" draw:z-index="3"><draw:image xlink:href="Pictures/100002010000026900000099540E11B5.png" xlink:type="simple" xlink:show="embed" xlink:actuate="onLoad"/></draw:frame></text:p>
        <text:p text:style-name="Frame_20_contents"/>
        <text:p text:style-name="Frame_20_contents"/>
        <text:p text:style-name="Frame_20_contents"/>
        <text:p text:style-name="Frame_20_contents"/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 Pizza</text:user-defined></text:p>
              <text:p text:style-name="Addressee">Rue de la bonne pizza, Lille</text:p>
            </table:table-cell>
            <table:table-cell table:style-name="Tableau3.A2" office:value-type="string">
              <text:p text:style-name="MP3"><text:user-defined style:data-style-name="N0" text:name="Projet - Libellé">Système informatique pour pizzeria</text:user-defined></text:p>
              <text:p text:style-name="Addressee">Ref. Interne : <text:user-defined style:data-style-name="N0" text:name="Projet - Ref Int.">XXXX</text:user-defined></text:p>
              <text:p text:style-name="Addressee">Ref. Client : <text:user-defined style:data-style-name="N0" text:name="Projet - Ref Ext.">XXXX</text:user-defined></text:p>
            </table:table-cell>
          </table:table-row>
        </table:table>
        <text:p text:style-name="Standard"/>
      </style:header>
      <style:footer>
        <text:p text:style-name="MP4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5">IT Consulting &amp; Development </text:p>
            </table:table-cell>
            <table:table-cell table:style-name="Tableau6.A1" office:value-type="string">
              <text:p text:style-name="MP6"><text:span text:style-name="MT1"><text:s/></text:span><text:span text:style-name="MT2">49 rue Auguste Lerouge – 07 50 25 51 56 – deniscossu@outlook.fr </text:span></text:p>
            </table:table-cell>
          </table:table-row>
          <table:table-row table:style-name="Tableau6.2">
            <table:table-cell table:style-name="Tableau6.A1" office:value-type="string">
              <text:p text:style-name="MP7">ItConsulting.com</text:p>
            </table:table-cell>
            <table:table-cell table:style-name="Tableau6.A1" office:value-type="string">
              <text:p text:style-name="MP8">S.A.R.L. au capital de 1 000,00 € enregistrée au RCS de Xxxx – SIREN 999 999 999 – Code APE : 6202A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09:11:42</meta:creation-date>
    <meta:editing-duration>PT4H57M51S</meta:editing-duration>
    <meta:editing-cycles>59</meta:editing-cycles>
    <meta:generator>OpenOffice/4.1.3$Unix OpenOffice.org_project/413m1$Build-9783</meta:generator>
    <meta:initial-creator>Loïc GUIBERT</meta:initial-creator>
    <dc:date>2019-10-11T14:21:36</dc:date>
    <dc:subject>Livraison finale</dc:subject>
    <dc:title>Procés verbal de livraison</dc:title>
    <dc:creator>Denis Cossu</dc:creator>
    <meta:document-statistic meta:table-count="6" meta:image-count="1" meta:object-count="0" meta:page-count="2" meta:paragraph-count="47" meta:word-count="204" meta:character-count="1300"/>
    <meta:user-defined meta:name="Client">OC Pizza</meta:user-defined>
    <meta:user-defined meta:name="Date Livraison" meta:value-type="date">2019-10-10</meta:user-defined>
    <meta:user-defined meta:name="PV - Lieu">Villeneuve D'Ascq</meta:user-defined>
    <meta:user-defined meta:name="Projet - Libellé">Système informatique pour pizzeria</meta:user-defined>
    <meta:user-defined meta:name="Projet - Ref Ext." meta:value-type="string">XXXX</meta:user-defined>
    <meta:user-defined meta:name="Projet - Ref Int." meta:value-type="string">XXXX</meta:user-defined>
    <meta:template xlink:type="simple" xlink:actuate="onRequest" xlink:title="openrun-pv-livraison" xlink:href="../../../../../gestion/modeles/openrun-pv-livraison.ott" meta:date="2014-04-01T09:11:41"/>
  </office:meta>
</office:document-meta>
</file>